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f688b" officeooo:paragraph-rsid="001f688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c7ccc" officeooo:paragraph-rsid="001c7cc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c7ccc" officeooo:paragraph-rsid="001c7cc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0pt" fo:font-weight="normal" officeooo:rsid="001f688b" officeooo:paragraph-rsid="001f688b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croservice Architecture</text:p>
      <text:p text:style-name="P3"/>
      <text:p text:style-name="P1">Context:</text:p>
      <text:p text:style-name="P1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4:42:23.814657511</meta:creation-date>
    <meta:generator>LibreOffice/6.0.7.3$Linux_X86_64 LibreOffice_project/00m0$Build-3</meta:generator>
    <dc:date>2020-04-07T11:38:35.164536887</dc:date>
    <meta:editing-duration>PT20H56M10S</meta:editing-duration>
    <meta:editing-cycles>3</meta:editing-cycles>
    <meta:document-statistic meta:table-count="0" meta:image-count="0" meta:object-count="0" meta:page-count="1" meta:paragraph-count="2" meta:word-count="3" meta:character-count="33" meta:non-whitespace-character-count="32"/>
  </office:meta>
</office:document-meta>
</file>